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4.367cm" fo:margin-left="2.21cm" fo:margin-right="0.014cm" table:align="margins" style:writing-mode="lr-tb"/>
    </style:style>
    <style:style style:name="Tableau1.A" style:family="table-column">
      <style:table-column-properties style:column-width="14.36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4.367cm" fo:margin-left="2.21cm" fo:margin-right="0.014cm" table:align="margins" style:writing-mode="lr-tb"/>
    </style:style>
    <style:style style:name="Tableau2.A" style:family="table-column">
      <style:table-column-properties style:column-width="14.367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7cm" fo:margin-left="2.21cm" fo:margin-right="0.014cm" table:align="margins" style:writing-mode="lr-tb"/>
    </style:style>
    <style:style style:name="Tableau3.A" style:family="table-column">
      <style:table-column-properties style:column-width="6.059cm" style:rel-column-width="27638*"/>
    </style:style>
    <style:style style:name="Tableau3.B" style:family="table-column">
      <style:table-column-properties style:column-width="8.308cm" style:rel-column-width="37897*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7" style:family="paragraph" style:parent-style-name="Standard">
      <style:text-properties style:font-name="Tahoma1" fo:font-size="11pt" style:font-size-asian="11pt" style:font-size-complex="11pt"/>
    </style:style>
    <style:style style:name="P8" style:family="paragraph" style:parent-style-name="Standard">
      <style:text-properties style:use-window-font-color="true" style:font-name="Tahoma1" fo:font-size="10pt" style:font-size-asian="10pt" style:font-name-complex="Tahoma1" style:font-size-complex="10pt"/>
    </style:style>
    <style:style style:name="P9" style:family="paragraph" style:parent-style-name="Standard">
      <style:paragraph-properties fo:margin-left="2.23cm" fo:margin-right="-0.561cm" fo:margin-top="2.328cm" fo:margin-bottom="0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0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1" style:family="paragraph" style:parent-style-name="Standard">
      <style:paragraph-properties fo:margin-left="2.223cm" fo:margin-right="0cm" fo:margin-top="0.423cm" fo:margin-bottom="0.423cm" fo:text-align="center" style:justify-single-word="false" fo:text-indent="0cm" style:auto-text-indent="false" fo:padding-left="0cm" fo:padding-right="0.141cm" fo:padding-top="0.035cm" fo:padding-bottom="0.035cm" fo:border="0.018cm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1" fo:font-size="10pt" fo:language="fr" fo:country="FR" style:font-size-asian="10pt" style:font-name-complex="Tahoma1" style:font-size-complex="10pt"/>
    </style:style>
    <style:style style:name="P13" style:family="paragraph" style:parent-style-name="Standard">
      <style:paragraph-properties fo:margin-left="0cm" fo:margin-right="0cm" fo:margin-top="0.494cm" fo:margin-bottom="0.494cm" fo:text-align="center" style:justify-single-word="false" fo:text-indent="0cm" style:auto-text-indent="false" fo:break-before="page"/>
      <style:text-properties style:font-name="Tahoma1" fo:font-size="10pt" fo:language="fr" fo:country="FR" fo:font-weight="bold" style:font-size-asian="10pt" style:font-weight-asian="bold" style:font-name-complex="Tahoma1" style:font-size-complex="10pt" style:font-weight-complex="bold"/>
    </style:style>
    <style:style style:name="P14" style:family="paragraph" style:parent-style-name="Normal_20_centré">
      <style:paragraph-properties fo:margin-left="4.501cm" fo:margin-right="2.801cm" fo:margin-top="1.693cm" fo:margin-bottom="0cm" fo:text-indent="0cm" style:auto-text-indent="false" fo:background-color="#e6e6e6">
        <style:background-image/>
      </style:paragraph-properties>
      <style:text-properties style:font-name="Tahoma1" fo:font-size="11pt" style:font-size-asian="11pt" style:font-name-complex="Tahoma1" style:font-size-complex="11pt"/>
    </style:style>
    <style:style style:name="P15" style:family="paragraph" style:parent-style-name="Table_20_Heading">
      <style:paragraph-properties fo:text-align="start" style:justify-single-word="false"/>
      <style:text-properties style:font-name="Tahom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Heading">
      <style:paragraph-properties fo:text-align="end" style:justify-single-word="false"/>
      <style:text-properties style:font-name="Tahom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Heading_20_2">
      <style:paragraph-properties fo:margin-left="2.23cm" fo:margin-right="0.081cm" fo:margin-top="0.847cm" fo:margin-bottom="0cm" fo:text-indent="0cm" style:auto-text-indent="false"/>
      <style:text-properties style:font-name="Tahoma1" fo:font-size="11pt" style:font-size-asian="11pt" style:font-name-complex="Tahoma1" style:font-size-complex="11pt"/>
    </style:style>
    <style:style style:name="P18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19" style:family="paragraph" style:parent-style-name="Heading_20_4">
      <style:paragraph-properties fo:margin-top="0.847cm" fo:margin-bottom="0.423cm"/>
      <style:text-properties style:font-name="Tahoma1" fo:font-size="12pt" style:font-size-asian="12pt" style:font-name-complex="Tahoma1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22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23" style:family="paragraph" style:parent-style-name="Table_20_Heading">
      <style:paragraph-properties fo:text-align="start" style:justify-single-word="false"/>
      <style:text-properties style:font-name="Tahom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73974856">
          <text:insertion>
            <office:change-info>
              <dc:creator>Gauthier Bastien</dc:creator>
              <dc:date>2011-04-15T11:10:00</dc:date>
            </office:change-info>
          </text:insertion>
        </text:changed-region>
        <text:changed-region text:id="ct17397544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text:id="ct17397999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text:id="ct17357968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text:id="ct173975104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text:id="ct173582976">
          <text:insertion>
            <office:change-info>
              <dc:creator>Gauthier Bastien</dc:creator>
              <dc:date>2011-04-15T12:25:00</dc:date>
            </office:change-info>
          </text:insertion>
        </text:changed-region>
        <text:changed-region text:id="ct173580760">
          <text:insertion>
            <office:change-info>
              <dc:creator>Gauthier Bastien</dc:creator>
              <dc:date>2011-04-15T12:25:00</dc:date>
            </office:change-info>
          </text:insertion>
        </text:changed-region>
        <text:changed-region text:id="ct173580352">
          <text:insertion>
            <office:change-info>
              <dc:creator>Gauthier Bastien</dc:creator>
              <dc:date>2011-04-15T12:25:00</dc:date>
            </office:change-info>
          </text:insertion>
        </text:changed-region>
        <text:changed-region text:id="ct173976568">
          <text:insertion>
            <office:change-info>
              <dc:creator>Gauthier Bastien</dc:creator>
              <dc:date>2011-04-15T12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9">[Nom Commune]<draw:frame draw:style-name="fr1" draw:name="Cadre1" text:anchor-type="char" svg:x="-1.9cm" svg:y="-1.27cm" svg:width="3.81cm" svg:height="7.445cm" draw:z-index="0"><draw:text-box><text:p text:style-name="P20"/><text:p text:style-name="P20"/><text:p text:style-name="P20">[Logo</text:p><text:p text:style-name="P20">Commune]<text:line-break/></text:p><text:p text:style-name="P2">Commune de [Nom Commune]</text:p><text:p text:style-name="P3"/><text:p text:style-name="P2">Secrétariat </text:p><text:p text:style-name="P6"/></draw:text-box></draw:frame>, le <text:date style:data-style-name="N76" text:date-value="2011-04-21T08:40:06" text:fixed="true">21 avril 2011</text:date>.</text:h>
      <text:p text:style-name="P4"/>
      <text:p text:style-name="P14">CONVOCATION A LA REUNION DU CONSEIL COMMUNAL</text:p>
      <text:p text:style-name="P9">Madame la Conseillère,</text:p>
      <text:p text:style-name="P10">Monsieur le Conseiller,</text:p>
      <text:h text:style-name="P17" text:outline-level="2">Conformément à l’article L 1122-12 du Code de la Démocratie Locale et de la Décentralisation, nous avons l’honneur de vous inviter à la réunion du Conseil Communal qui aura lieu le :</text:h>
      <text:p text:style-name="P11">Séance du <text:change-start text:change-id="ct173974856"/>self.Title()<text:change-end text:change-id="ct173974856"/></text:p>
      <text:h text:style-name="P19" text:outline-level="4">ORDRE DU JOUR</text:h>
      <text:h text:style-name="P18" text:outline-level="5">Séance publique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"><office:annotation><dc:date>2007-09-24T00:00:00</dc:date><text:p>do row for item in self.adapted().getPrintableItems(itemUids, privacy='public')</text:p></office:annotation></text:span><text:change-start text:change-id="ct173975440"/><text:span text:style-name="T1">item.getItemNumber(relativeTo='meeting')</text:span><text:change-end text:change-id="ct173975440"/><text:span text:style-name="T1">. </text:span><text:change-start text:change-id="ct173979992"/><text:span text:style-name="T1">item.</text:span>Title()<text:change-end text:change-id="ct173979992"/></text:p>
          </table:table-cell>
        </table:table-row>
      </table:table>
      <text:p text:style-name="P8"/>
      <text:h text:style-name="P18" text:outline-level="5">Séance à huis clo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office:annotation><dc:date>2007-09-24T00:00:00</dc:date><text:p>do row for item in self.adapted().getPrintableItems(itemUids, privacy='secret')</text:p></office:annotation><text:change-start text:change-id="ct173579688"/>item.getItemNumber(relativeTo='meeting')<text:change-end text:change-id="ct173579688"/>. <text:change-start text:change-id="ct173975104"/>item.Title()<text:change-end text:change-id="ct173975104"/></text:p>
          </table:table-cell>
        </table:table-row>
      </table:table>
      <text:p text:style-name="P12"/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5"><text:change-start text:change-id="ct173582976"/>self.getSignatures().split('\n')[0]<text:change-end text:change-id="ct173582976"/></text:p>
            </table:table-cell>
            <table:table-cell table:style-name="Tableau3.A1" office:value-type="string">
              <text:p text:style-name="P16"><text:change-start text:change-id="ct173580760"/>self.getSignatures().split('\n')[1]<text:change-end text:change-id="ct173580760"/></text:p>
            </table:table-cell>
          </table:table-row>
        </table:table-header-rows>
        <table:table-row>
          <table:table-cell table:style-name="Tableau3.A1" office:value-type="string">
            <text:p text:style-name="P15"/>
            <text:p text:style-name="P15"/>
            <text:p text:style-name="P15"/>
            <text:p text:style-name="P15"/>
          </table:table-cell>
          <table:table-cell table:style-name="Tableau3.A1" office:value-type="string">
            <text:p text:style-name="P16"/>
          </table:table-cell>
        </table:table-row>
        <table:table-row>
          <table:table-cell table:style-name="Tableau3.A1" office:value-type="string">
            <text:p text:style-name="P15"><text:change-start text:change-id="ct173580352"/>self.getSignatures().split('\n')[2]<text:change-end text:change-id="ct173580352"/></text:p>
          </table:table-cell>
          <table:table-cell table:style-name="Tableau3.A1" office:value-type="string">
            <text:p text:style-name="P16"><text:change-start text:change-id="ct173976568"/>self.getSignatures().split('\n')[3]<text:change-end text:change-id="ct173976568"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1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text-align="center" style:justify-single-word="false" fo:text-indent="0cm" style:auto-text-indent="false" fo:padding="0cm" fo:border="0.018cm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text-align="center" style:justify-single-word="false" fo:text-indent="0cm" style:auto-text-indent="false" fo:padding-left="0.141cm" fo:padding-right="0.141cm" fo:padding-top="0.035cm" fo:padding-bottom="0.035cm" fo:border="0.018cm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02cm solid #000000" fo:border-bottom="0.002cm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ambreville, le </dc:title>
    <meta:initial-creator>Commune de Sambreville</meta:initial-creator>
    <meta:creation-date>2011-04-05T10:28:00</meta:creation-date>
    <dc:creator>Gauthier Bastien</dc:creator>
    <dc:date>2012-03-21T10:55:06</dc:date>
    <meta:print-date>2011-04-06T15:03:00</meta:print-date>
    <meta:editing-cycles>37</meta:editing-cycles>
    <meta:editing-duration>PT05H14M50S</meta:editing-duration>
    <meta:generator>OpenOffice.org/3.1$Linux OpenOffice.org_project/310m19$Build-9420</meta:generator>
    <meta:document-statistic meta:table-count="3" meta:image-count="0" meta:object-count="0" meta:page-count="2" meta:paragraph-count="20" meta:word-count="81" meta:character-count="676"/>
    <meta:user-defined meta:name="_AdHocReviewCycleID" meta:value-type="float">853945341</meta:user-defined>
    <meta:user-defined meta:name="_AuthorEmail">rmnameche@commune.sambreville.be</meta:user-defined>
    <meta:user-defined meta:name="_AuthorEmailDisplayName">Namèche Rose-Marie</meta:user-defined>
    <meta:user-defined meta:name="_EmailSubject"/>
  </office:meta>
</office:document-meta>
</file>